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pitch="fixed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4"/>
    <style:style style:name="ce3" style:family="table-cell" style:parent-style-name="Default">
      <style:text-properties fo:color="#800000" fo:font-weight="bold" style:font-weight-asian="bold" style:font-weight-complex="bold"/>
    </style:style>
    <style:style style:name="ce4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Monospace" fo:font-size="10pt" style:font-name-asian="Monospace" style:font-name-complex="" style:font-size-asian="10pt" style:font-size-complex="10pt"/>
    </style:style>
    <style:style style:name="T2" style:family="text">
      <style:text-properties style:font-name="Monospace" fo:font-size="10pt" style:font-name-asian="Monospace" style:font-name-complex="" style:font-size-asian="10pt" style:font-size-complex="10pt" fo:color="#005032"/>
    </style:style>
    <style:style style:name="T3" style:family="text">
      <style:text-properties style:font-name="Monospace" fo:font-size="10pt" style:font-name-asian="Monospace" style:font-name-complex="" style:font-size-asian="10pt" style:font-size-complex="10pt" fo:color="#000000"/>
    </style:style>
    <style:style style:name="T4" style:family="text">
      <style:text-properties style:font-name="Monospace" fo:font-size="10pt" style:font-name-asian="Monospace" style:font-name-complex="" style:font-size-asian="10pt" style:font-size-complex="10pt" fo:color="#7f0055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9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Left: 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 calcext:value-type="string">
            <text:p>MAINTAIN TIMERS</text:p>
          </table:table-cell>
          <table:table-cell table:number-columns-repeated="5"/>
          <table:table-cell office:value-type="string" calcext:value-type="string">
            <text:p>Making helper functions private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heck how numOfThreads implemented --- no new thread if reached max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heck “char master_stack[MAX][STACK_SIZE]”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Used time as “unsigned long”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7"/>
          <table:table-cell table:style-name="ce3" office:value-type="string" calcext:value-type="string">
            <text:p>main thread while creating thing</text:p>
          </table:table-cell>
        </table:table-row>
        <table:table-row table:style-name="ro1">
          <table:table-cell/>
          <table:table-cell office:value-type="string" calcext:value-type="string">
            <text:p>How come time be N/A</text:p>
          </table:table-cell>
          <table:table-cell table:number-columns-repeated="7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sk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fine to use signal &amp; alarm???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oes sleeping threads be considered same as suspended ..i.e. only chnage in tim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&lt;....&gt; if yes</text:p>
          </table:table-cell>
          <table:table-cell office:value-type="string" calcext:value-type="string">
            <text:p>can sleeping thread be suspended (removing the timer)</text:p>
          </table:table-cell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 table:number-columns-repeated="8"/>
          <table:table-cell table:style-name="ce4" office:value-type="string" calcext:value-type="string">
            <text:p><text:span text:style-name="T1">sp = (</text:span><text:span text:style-name="T2">address_t</text:span><text:span text:style-name="T3">)stack + STACK_SIZE - </text:span><text:span text:style-name="T4">sizeof</text:span><text:span text:style-name="T3">(</text:span><text:span text:style-name="T2">address_t</text:span><text:span text:style-name="T3">);</text:span></text:p>
          </table:table-cell>
        </table:table-row>
        <table:table-row table:style-name="ro1">
          <table:table-cell/>
          <table:table-cell table:style-name="ce1" office:value-type="string" calcext:value-type="string">
            <text:p>Doublts: </text:p>
          </table:table-cell>
          <table:table-cell table:number-columns-repeated="6"/>
          <table:table-cell office:value-type="string" calcext:value-type="string">
            <text:p>“ translate_address” func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ff bet start &amp; run </text:p>
          </table:table-cell>
          <table:table-cell table:number-columns-repeated="5"/>
          <table:table-cell office:value-type="string" calcext:value-type="string">
            <text:p>“switch threads” func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&lt;----&gt;</text:p>
          </table:table-cell>
          <table:table-cell office:value-type="string" calcext:value-type="string">
            <text:p>who will call start &amp; ru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different between run &amp; resume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cenario : sleep ho rakha hai 15 sec ke liye &amp; 5 sec baad someone called run on that..what will happen?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Review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tatus changed whenvere moved from one queue to othe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mpare with disha code...to confirm we are not missing anything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Pange: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pitch="fixed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11T00:31:10.286003600</dc:date>
    <meta:editing-duration>P0D</meta:editing-duration>
    <meta:editing-cycles>1</meta:editing-cycles>
    <meta:document-statistic meta:table-count="1" meta:cell-count="31" meta:object-count="0"/>
    <meta:generator>LibreOffice/4.2.6.3$Linux_X86_64 LibreOffice_project/420m0$Build-3</meta:generator>
  </office:meta>
</office:document-meta>
</file>